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text-properties fo:color="#00a933" loext:opacity="100%"/>
    </style:style>
    <style:style style:name="T1" style:family="text">
      <style:text-properties fo:font-variant="normal" fo:text-transform="none" fo:color="#222222" loext:opacity="100%" fo:font-family="Arial, Helvetica, sans-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Buenas Tenemos una finca rustica en la que hay una nave agrícola con la referencia catastral que he detallado, y nos están cobrando como si fuera una vivienda de 800m2 como podemos arreglar este problema y que nos costaría Gracias</text:span> </text:p>
      <text:p text:style-name="Standard"/>
      <text:p text:style-name="Standard"/>
      <text:p text:style-name="P2">Hola Mariola, para arreglar este tema hay que regularizar la situación catastral, el coste es de 500 euros IVA incluido.<text:line-break/><text:line-break/>Y la documentación a aportar es<text:line-break/><text:line-break/>Copia del DNI del titular catastral, una vez la tenga se hace la firma de la representación ante el Catastro.<text:line-break/>Copia de la escritura o nota simple actualizada.</text:p>
      <text:p text:style-name="P2">Copia del IBI</text:p>
      <text:p text:style-name="P2">Fotos de cada uno de los inmuebles, exterior e interior, haciendo mención a la edificación a la que pertenece, esto es para comprobar el usos y aplicar las tipología adecuadas a la valoración catastral.<text:line-break/><text:line-break/>Estos trámites son largos en Catastro, mínimo de 6 a 12 meses.<text:line-break/><text:line-break/>Existe opción de devolución de ingresos indebidos de 12 a 24 meses (esto es un expediente aparte que se cobra, solo cuando se consigue la devolución y solo por la cantidad de una anualidad)</text:p>
      <text:p text:style-name="P2"/>
      <text:p text:style-name="P2">Pero lo primero es atacar ese valor catastral, que no es conforme con la realidad fisica del inmue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3:57:02.086529800</meta:creation-date>
    <dc:date>2026-04-07T14:00:09.318464700</dc:date>
    <meta:editing-duration>PT3M12S</meta:editing-duration>
    <meta:editing-cycles>1</meta:editing-cycles>
    <meta:document-statistic meta:table-count="0" meta:image-count="0" meta:object-count="0" meta:page-count="1" meta:paragraph-count="5" meta:word-count="195" meta:character-count="1116" meta:non-whitespace-character-count="921"/>
    <meta:generator>LibreOffice/26.2.1.2$Windows_X86_64 LibreOffice_project/620$Build-2</meta:generator>
  </office:meta>
</office:document-meta>
</file>